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0.00037se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.00041se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.00014se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.00041se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.00012se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.00038se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.00040se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.00039se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.00040se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0.00040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05:15:55.361566882</meta:creation-date>
    <dc:date>2019-12-26T05:25:24.151152350</dc:date>
    <meta:editing-duration>PT9M30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